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36:56.7265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11-15T18:19:51.724655000</dc:date>
    <meta:editing-duration>P9DT6H22M48S</meta:editing-duration>
    <meta:editing-cycles>99</meta:editing-cycles>
    <meta:generator>LibreOffice/5.4.6.2$MacOSX_X86_64 LibreOffice_project/4014ce260a04f1026ba855d3b8d91541c224eab8</meta:generator>
    <meta:document-statistic meta:table-count="7" meta:cell-count="557" meta:object-count="0"/>
  </office:meta>
</office:document-meta>
</file>